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HttpObservationFilterTests.assertThatHttpObserv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HttpObservationFilterTests.filterShouldAcceptNoOp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HttpObservationFilterTests.filterShouldUseThr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HttpObservationFilterTests.filterShouldUnwrapServl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HttpObservationFilterTests.filterShouldFill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HttpObservationFilterTests.filterShouldSetDefaultErrorStatusForBubbling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